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Wingdings" svg:font-family="Wingdings" style:font-charset="x-symbol"/>
    <style:font-face style:name="Lucida Sans1" svg:font-family="'Lucida Sans'"/>
    <style:font-face style:name="OpenSymbol" svg:font-family="OpenSymbol"/>
    <style:font-face style:name="Symbol1" svg:font-family="Symbol"/>
    <style:font-face style:name="TimesNewRomanPSMT" svg:font-family="TimesNewRomanPSMT" style:font-family-generic="roman"/>
    <style:font-face style:name="Courier New" svg:font-family="'Courier New'" style:font-family-generic="modern" style:font-pitch="fixed"/>
    <style:font-face style:name="Adobe Caslon Pro" svg:font-family="'Adobe Caslon Pro'" style:font-pitch="variable"/>
    <style:font-face style:name="Adobe Caslon Pro Bold" svg:font-family="'Adobe Caslon Pro Bold'"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2327in" fo:margin-right="0in" fo:text-indent="-0.2327in" style:auto-text-indent="false">
        <style:tab-stops/>
      </style:paragraph-properties>
    </style:style>
    <style:style style:name="P2" style:family="paragraph" style:parent-style-name="Standard">
      <style:paragraph-properties fo:margin-left="0.3701in" fo:margin-right="0in" fo:text-indent="-0.3701in" style:auto-text-indent="false">
        <style:tab-stops/>
      </style:paragraph-properties>
    </style:style>
    <style:style style:name="P3" style:family="paragraph" style:parent-style-name="Standard">
      <style:paragraph-properties fo:margin-left="0.6138in" fo:margin-right="0in" fo:text-indent="0in" style:auto-text-indent="false">
        <style:tab-stops/>
      </style:paragraph-properties>
    </style:style>
    <style:style style:name="P4" style:family="paragraph" style:parent-style-name="Standard">
      <style:paragraph-properties fo:margin-left="0.339in" fo:margin-right="0in" fo:text-indent="-0.148in" style:auto-text-indent="false">
        <style:tab-stops/>
      </style:paragraph-properties>
    </style:style>
    <style:style style:name="P5" style:family="paragraph" style:parent-style-name="Standard">
      <style:paragraph-properties fo:margin-left="0.3917in" fo:margin-right="0in" fo:text-indent="-0.1902in" style:auto-text-indent="false">
        <style:tab-stops/>
      </style:paragraph-properties>
    </style:style>
    <style:style style:name="P6" style:family="paragraph" style:parent-style-name="Standard">
      <style:paragraph-properties fo:margin-left="0.6346in" fo:margin-right="0in" fo:text-indent="0in" style:auto-text-indent="false">
        <style:tab-stops/>
      </style:paragraph-properties>
    </style:style>
    <style:style style:name="P7" style:family="paragraph" style:parent-style-name="Standard">
      <style:paragraph-properties>
        <style:tab-stops>
          <style:tab-stop style:position="0.7409in"/>
        </style:tab-stops>
      </style:paragraph-properties>
    </style:style>
    <style:style style:name="P8" style:family="paragraph" style:parent-style-name="Standard">
      <style:paragraph-properties>
        <style:tab-stops>
          <style:tab-stop style:position="0.6953in"/>
        </style:tab-stops>
      </style:paragraph-properties>
    </style:style>
    <style:style style:name="P9" style:family="paragraph" style:parent-style-name="Standard">
      <style:paragraph-properties fo:margin-left="0.3701in" fo:margin-right="0in" fo:text-indent="-0.1799in" style:auto-text-indent="false">
        <style:tab-stops/>
      </style:paragraph-properties>
    </style:style>
    <style:style style:name="P10" style:family="paragraph" style:parent-style-name="Standard">
      <style:paragraph-properties fo:margin-left="0.6665in" fo:margin-right="0in" fo:text-indent="0in" style:auto-text-indent="false">
        <style:tab-stops/>
      </style:paragraph-properties>
    </style:style>
    <style:style style:name="P11" style:family="paragraph" style:parent-style-name="Standard">
      <style:paragraph-properties fo:margin-left="0.3701in" fo:margin-right="0in" fo:text-indent="-0.1591in" style:auto-text-indent="false">
        <style:tab-stops/>
      </style:paragraph-properties>
    </style:style>
    <style:style style:name="P12" style:family="paragraph" style:parent-style-name="Standard">
      <style:paragraph-properties fo:margin-left="0.5819in" fo:margin-right="0in" fo:text-indent="-0.0102in" style:auto-text-indent="false">
        <style:tab-stops/>
      </style:paragraph-properties>
    </style:style>
    <style:style style:name="P13" style:family="paragraph" style:parent-style-name="Standard">
      <style:paragraph-properties fo:margin-left="0.6984in" fo:margin-right="0in" fo:text-indent="0in" style:auto-text-indent="false">
        <style:tab-stops/>
      </style:paragraph-properties>
    </style:style>
    <style:style style:name="P14" style:family="paragraph" style:parent-style-name="Standard">
      <style:paragraph-properties fo:margin-left="0.6984in" fo:margin-right="0in" fo:text-indent="0in" style:auto-text-indent="false">
        <style:tab-stops/>
      </style:paragraph-properties>
    </style:style>
    <style:style style:name="P15" style:family="paragraph" style:parent-style-name="Standard">
      <style:paragraph-properties fo:margin-left="0.3811in" fo:margin-right="0in" fo:text-indent="-0.3701in" style:auto-text-indent="false">
        <style:tab-stops/>
      </style:paragraph-properties>
    </style:style>
    <style:style style:name="P16" style:family="paragraph" style:parent-style-name="Standard">
      <style:paragraph-properties fo:margin-left="0.3811in" fo:margin-right="0in" fo:text-indent="-0.3701in" style:auto-text-indent="false">
        <style:tab-stops>
          <style:tab-stop style:position="0.3492in"/>
        </style:tab-stops>
      </style:paragraph-properties>
    </style:style>
    <style:style style:name="P17" style:family="paragraph" style:parent-style-name="Standard">
      <style:paragraph-properties fo:margin-left="0.3598in" fo:margin-right="0in" fo:text-indent="-0.148in" style:auto-text-indent="false">
        <style:tab-stops/>
      </style:paragraph-properties>
    </style:style>
    <style:style style:name="P18" style:family="paragraph" style:parent-style-name="Standard">
      <style:paragraph-properties fo:margin-left="0.3598in" fo:margin-right="0in" fo:text-indent="-0.148in" style:auto-text-indent="false">
        <style:tab-stops>
          <style:tab-stop style:position="0.3701in"/>
        </style:tab-stops>
      </style:paragraph-properties>
    </style:style>
    <style:style style:name="P19" style:family="paragraph" style:parent-style-name="Standard">
      <style:paragraph-properties fo:margin-left="0in" fo:margin-right="0in" fo:text-indent="0in" style:auto-text-indent="false">
        <style:tab-stops/>
      </style:paragraph-properties>
      <style:text-properties fo:font-weight="normal" style:font-weight-asian="normal" style:font-weight-complex="normal"/>
    </style:style>
    <style:style style:name="P20" style:family="paragraph" style:parent-style-name="Standard">
      <style:paragraph-properties fo:margin-left="0in" fo:margin-right="0in" fo:text-indent="0in" style:auto-text-indent="false">
        <style:tab-stops/>
      </style:paragraph-properties>
      <style:text-properties fo:font-weight="normal"/>
    </style:style>
    <style:style style:name="P21" style:family="paragraph" style:parent-style-name="Standard">
      <style:paragraph-properties fo:margin-left="0.3429in" fo:margin-right="0in" fo:text-indent="-0.1618in" style:auto-text-indent="false">
        <style:tab-stops/>
      </style:paragraph-properties>
    </style:style>
    <style:style style:name="P22" style:family="paragraph" style:parent-style-name="Standard">
      <style:paragraph-properties fo:margin-left="0.3429in" fo:margin-right="0in" fo:text-indent="-0.1618in" style:auto-text-indent="false">
        <style:tab-stops/>
      </style:paragraph-properties>
      <style:text-properties fo:font-weight="normal"/>
    </style:style>
    <style:style style:name="P23" style:family="paragraph" style:parent-style-name="Standard">
      <style:paragraph-properties fo:margin-left="0.3429in" fo:margin-right="0in" fo:text-indent="-0.1618in" style:auto-text-indent="false">
        <style:tab-stops/>
      </style:paragraph-properties>
      <style:text-properties fo:font-weight="bold" style:font-weight-asian="bold" style:font-weight-complex="bold"/>
    </style:style>
    <style:style style:name="P24" style:family="paragraph" style:parent-style-name="Standard">
      <style:paragraph-properties fo:margin-left="0.3335in" fo:margin-right="0in" fo:text-indent="-0.3335in" style:auto-text-indent="false">
        <style:tab-stops/>
      </style:paragraph-properties>
    </style:style>
    <style:style style:name="P25" style:family="paragraph" style:parent-style-name="Standard">
      <style:paragraph-properties fo:margin-left="0.1902in" fo:margin-right="0in" fo:text-indent="0in" style:auto-text-indent="false">
        <style:tab-stops/>
      </style:paragraph-properties>
    </style:style>
    <style:style style:name="P26" style:family="paragraph" style:parent-style-name="Standard">
      <style:paragraph-properties fo:margin-left="0.3717in" fo:margin-right="0in" fo:text-indent="-0.152in" style:auto-text-indent="false">
        <style:tab-stops/>
      </style:paragraph-properties>
    </style:style>
    <style:style style:name="P27" style:family="paragraph" style:parent-style-name="Standard">
      <style:paragraph-properties fo:margin-left="0.2in" fo:margin-right="0in" fo:text-indent="0in" style:auto-text-indent="false">
        <style:tab-stops/>
      </style:paragraph-properties>
    </style:style>
    <style:style style:name="P28" style:family="paragraph" style:parent-style-name="Standard">
      <style:paragraph-properties fo:margin-left="0.3429in" fo:margin-right="0in" fo:text-indent="-0.152in" style:auto-text-indent="false">
        <style:tab-stops/>
      </style:paragraph-properties>
      <style:text-properties fo:font-weight="normal" style:font-weight-asian="normal" style:font-weight-complex="normal"/>
    </style:style>
    <style:style style:name="P29" style:family="paragraph" style:parent-style-name="Standard">
      <style:paragraph-properties fo:margin-left="0.3429in" fo:margin-right="0in" fo:text-indent="-0.152in" style:auto-text-indent="false">
        <style:tab-stops/>
      </style:paragraph-properties>
      <style:text-properties fo:font-weight="normal"/>
    </style:style>
    <style:style style:name="P30" style:family="paragraph" style:parent-style-name="Standard">
      <style:paragraph-properties fo:margin-left="0.3429in" fo:margin-right="0in" fo:text-indent="-0.152in" style:auto-text-indent="false">
        <style:tab-stops/>
      </style:paragraph-properties>
    </style:style>
    <style:style style:name="P31" style:family="paragraph" style:parent-style-name="Standard">
      <style:paragraph-properties fo:margin-left="0.3717in" fo:margin-right="0in" fo:text-indent="-0.1811in" style:auto-text-indent="false">
        <style:tab-stops/>
      </style:paragraph-properties>
    </style:style>
    <style:style style:name="T1" style:family="text">
      <style:text-properties style:font-name="Symbol"/>
    </style:style>
    <style:style style:name="T2" style:family="text">
      <style:text-properties style:font-name="Symbol" fo:font-weight="normal" style:font-weight-asian="normal" style:font-weight-complex="normal"/>
    </style:style>
    <style:style style:name="T3" style:family="text">
      <style:text-properties style:font-name="Symbol" fo:font-weight="bold" style:font-weight-asian="bold" style:font-weight-complex="bold"/>
    </style:style>
    <style:style style:name="T4" style:family="text">
      <style:text-properties fo:color="#000000" style:font-name="Symbol1" fo:font-size="12pt" style:font-name-asian="Symbol1" style:font-size-asian="12pt" style:font-name-complex="Symbol1" style:font-size-complex="12pt"/>
    </style:style>
    <style:style style:name="T5" style:family="text">
      <style:text-properties fo:color="#000000"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T6" style:family="text">
      <style:text-properties fo:color="#000000" style:font-name="TimesNewRomanPSMT" fo:font-size="12pt" fo:font-style="italic" style:font-name-asian="TimesNewRomanPSMT" style:font-size-asian="12pt" style:font-style-asian="italic" style:font-weight-asian="normal" style:font-name-complex="TimesNewRomanPSMT" style:font-size-complex="12pt" style:font-style-complex="italic" style:font-weight-complex="normal"/>
    </style:style>
    <style:style style:name="T7" style:family="text">
      <style:text-properties fo:color="#000000"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8" style:family="text">
      <style:text-properties fo:color="#000000" style:font-name="Times New Roman" fo:font-size="12pt" style:font-name-asian="Symbol1" style:font-size-asian="12pt" style:font-name-complex="Symbol1" style:font-size-complex="12pt"/>
    </style:style>
    <style:style style:name="T9" style:family="text">
      <style:text-properties fo:color="#000000" style:font-name="Times New Roman" fo:font-size="12pt" fo:font-weight="normal" style:font-name-asian="Symbol1" style:font-size-asian="12pt" style:font-weight-asian="normal" style:font-name-complex="Symbol1" style:font-size-complex="12pt" style:font-weight-complex="normal"/>
    </style:style>
    <style:style style:name="T10" style:family="text">
      <style:text-properties fo:color="#000000" style:text-position="super 58%" style:font-name="Symbol1" fo:font-size="12pt" style:font-name-asian="Symbol1" style:font-size-asian="12pt" style:font-name-complex="Symbol1" style:font-size-complex="12pt"/>
    </style:style>
    <style:style style:name="T11" style:family="text">
      <style:text-properties fo:color="#000000" style:text-position="super 58%" style:font-name="TimesNewRomanPSMT" fo:font-size="12pt" fo:font-style="normal" style:font-name-asian="TimesNewRomanPSMT" style:font-size-asian="12pt" style:font-style-asian="normal" style:font-name-complex="TimesNewRomanPSMT" style:font-size-complex="12pt" style:font-style-complex="normal"/>
    </style:style>
    <style:style style:name="T12" style:family="text">
      <style:text-properties style:text-position="super 58%"/>
    </style:style>
    <style:style style:name="T13" style:family="text">
      <style:text-properties style:text-position="super 58%" fo:font-weight="normal" style:font-weight-asian="normal" style:font-weight-complex="normal"/>
    </style:style>
    <style:style style:name="T14" style:family="text">
      <style:text-properties style:text-position="super 58%" style:font-name="Symbol" fo:font-weight="normal" style:font-weight-asian="normal" style:font-weight-complex="normal"/>
    </style:style>
    <style:style style:name="T15" style:family="text">
      <style:text-properties style:text-position="super 58%" fo:font-style="normal" style:font-style-asian="normal" style:font-style-complex="normal"/>
    </style:style>
    <style:style style:name="T16" style:family="text">
      <style:text-properties style:text-position="super 58%" fo:font-style="normal" style:font-style-asian="normal" style:font-weight-asian="normal" style:font-style-complex="normal" style:font-weight-complex="normal"/>
    </style:style>
    <style:style style:name="T17" style:family="text">
      <style:text-properties style:text-position="super 58%" fo:font-style="normal" fo:font-weight="bold" style:font-style-asian="normal" style:font-weight-asian="bold" style:font-style-complex="normal" style:font-weight-complex="bold"/>
    </style:style>
    <style:style style:name="T18" style:family="text">
      <style:text-properties style:text-position="super 58%" fo:font-style="normal" fo:font-weight="normal" style:font-style-asian="normal" style:font-weight-asian="normal" style:font-style-complex="normal" style:font-weight-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style:font-style-asian="normal" style:font-weight-asian="normal" style:font-style-complex="normal"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style:font-weight-asian="normal" style:font-weight-complex="normal"/>
    </style:style>
    <style:style style:name="T29" style:family="text">
      <style:text-properties style:text-position="sub 58%"/>
    </style:style>
    <style:style style:name="T30" style:family="text">
      <style:text-properties style:text-position="sub 58%"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 350<text:tab/><text:tab/><text:tab/><text:tab/><text:tab/>Homework 02<text:tab/><text:tab/><text:tab/><text:tab/><text:tab/> <text:s text:c="4"/>Tim Duffy</text:p>
      <text:p text:style-name="Standard"/>
      <text:p text:style-name="P2">1) a. What is your guess as to the availability of the service when offered using the new 2-server configuration? Show all calculations.</text:p>
      <text:p text:style-name="P1"/>
      <text:p text:style-name="P3">If the servers are identical, and both have 95% availability, the first server will be down 5% of the time and the second server will take over (still with availability of 95%). This will give the overall system an availability of 0.95 + (0.95*0.05) = 0.95 + 0.0475 = 0.9975 = 99.75%</text:p>
      <text:p text:style-name="P3"/>
      <text:p text:style-name="P5">b. Suggest a pattern of server failures that will end-up in an "over estimation" (or an "under estimation") of the service availability using your friend's measurement approach? </text:p>
      <text:p text:style-name="P5"/>
      <text:p text:style-name="P6">If we test the server every minute, on the minute, we may end up with an overestimation of our servers availability. If the servers are up every time we test the system, but they are down for the majority of time between tests, we will overestimate the availability.</text:p>
      <text:p text:style-name="P4"/>
      <text:p text:style-name="P9">c. Suggest a better measurement approach.</text:p>
      <text:p text:style-name="P9"><text:tab/></text:p>
      <text:p text:style-name="P10">Instead, the pings to test the system should be sent in completely random intervals. This will sample the availability of the system in such a way that we get a better approximation of the availability of the service.</text:p>
      <text:p text:style-name="P10"/>
      <text:p text:style-name="P11">d. What assumption needs to hold for the two-server configuration suggested by your friend to yield the improvement in availability that your friend had hoped for? </text:p>
      <text:p text:style-name="P12"/>
      <text:p text:style-name="P13">In order for the expected improvement to actually occur, the servers both need to have an availability of 0.95, and the second server needs to successfully service 95% of requests that fail on the first server.</text:p>
      <text:p text:style-name="P13"/>
      <text:p text:style-name="P15">2) a. What is the probability distribution for the random variable Tn? Write down the PDF of Tn, when n=100.</text:p>
      <text:p text:style-name="P16"><text:tab/><text:tab/></text:p>
      <text:p text:style-name="P16"><text:tab/><text:tab/>f(x) = 1/(<text:span text:style-name="T4">σ </text:span><text:span text:style-name="T8">*</text:span>√2<text:span text:style-name="T1">π)</text:span> * e <text:span text:style-name="T12">-0.5 * (100 - 2)^2 / </text:span><text:span text:style-name="T10">σ</text:span><text:span text:style-name="T12">^2</text:span></text:p>
      <text:p text:style-name="P17"/>
      <text:p text:style-name="P17">b. What is the mean and standard deviation of Tn, when n=100?</text:p>
      <text:p text:style-name="P17"/>
      <text:p text:style-name="P18"><text:tab/><text:tab/><text:span text:style-name="T1">μ</text:span> = 100 * 2 = <text:span text:style-name="T20">200 msecs</text:span></text:p>
      <text:p text:style-name="P18"><text:span text:style-name="T4"><text:tab/><text:tab/>σ = ^√100</text:span> * 0.8 msec = 10 * 0.8 = <text:span text:style-name="T20">8 msecs</text:span></text:p>
      <text:p text:style-name="P18"/>
      <text:p text:style-name="P18">c. What is the probability that the retrieval time for a file that consists of 100 blocks will be between  185 and 190 msec?</text:p>
      <text:p text:style-name="Standard"/>
      <text:p text:style-name="P7"><text:tab/>z(185) = (185 - 200) / 8 = -15/8 = - 1.875</text:p>
      <text:p text:style-name="P7"><text:tab/>P(185) = 1 - 0.9696 = 0.0304<text:line-break/><text:tab/>z(190) = (190 - 200) / 8 = -10/8 = -1.25</text:p>
      <text:p text:style-name="P7"><text:tab/>P(190) = 1 - .8944 = <text:bookmark text:name="topstuff"/>0.1056</text:p>
      <text:p text:style-name="P7"><text:tab/>P(190) - P(185) = 0.1056 - 0.0304 =<text:span text:style-name="T20"> </text:span><text:bookmark text:name="topstuff1"/><text:span text:style-name="T20">0.0752 = 7.52%</text:span></text:p>
      <text:p text:style-name="Standard"/>
      <text:p text:style-name="P24"><text:soft-page-break/>3) a. Write down the formula for the probability distribution of the number of packets arriving to the adapter in one millisecond.</text:p>
      <text:p text:style-name="Standard"/>
      <text:p text:style-name="Standard"><text:tab/><text:tab/><text:span text:style-name="T1">λ</text:span> = 100 packets/sec</text:p>
      <text:p text:style-name="Standard"><text:span text:style-name="T21"/></text:p>
      <text:p text:style-name="Standard"><text:span text:style-name="T21"><text:tab/><text:tab/>f(x) = (</text:span><text:span text:style-name="T2">λ</text:span>t<text:span text:style-name="T2">)</text:span><text:span text:style-name="T13">x</text:span><text:span text:style-name="T21">/x!) * e</text:span><text:span text:style-name="T13">-</text:span><text:span text:style-name="T14">λ</text:span><text:span text:style-name="T12">t</text:span><text:span text:style-name="T14"><text:tab/><text:tab/><text:tab/></text:span>where x is 0,1,2...</text:p>
      <text:p text:style-name="Standard"><text:span text:style-name="T21"><text:tab/><text:tab/>f(x) = (</text:span><text:span text:style-name="T2">\100</text:span>*<text:span text:style-name="T2">0.001)</text:span><text:span text:style-name="T13">x</text:span><text:span text:style-name="T21">/x!) * e</text:span><text:span text:style-name="T13">- (</text:span><text:span text:style-name="T14">100</text:span><text:span text:style-name="T13">*</text:span><text:span text:style-name="T14">0.001)<text:tab/></text:span>where x is 0,1,2...</text:p>
      <text:p text:style-name="Standard"><text:tab/><text:tab/><text:span text:style-name="T21">f(x) = (</text:span><text:span text:style-name="T2">\0.1)</text:span><text:span text:style-name="T13">x</text:span><text:span text:style-name="T21">/x!) * e</text:span><text:span text:style-name="T13">- (</text:span><text:span text:style-name="T14">0.1)<text:tab/><text:tab/></text:span>where x is 0,1,2...</text:p>
      <text:p text:style-name="Standard"/>
      <text:p text:style-name="P21">b. What is the probability that more than 1 packet will be received within a 10-millisecond period of time?</text:p>
      <text:p text:style-name="P21"><text:tab/><text:tab/>P(&gt;1 arrival in a 10 msec period) = 1 - P(1 arrival in 10 msec) - P(0 arrivals in 10 msec)</text:p>
      <text:p text:style-name="P21"/>
      <text:p text:style-name="P21"><text:tab/><text:tab/><text:span text:style-name="T21">f(1) = (</text:span>100 * 0.01<text:span text:style-name="T2">)</text:span><text:span text:style-name="T14">1</text:span><text:span text:style-name="T21">/1!) * e</text:span><text:span text:style-name="T13">-</text:span><text:span text:style-name="T14">(100 * 0.01) </text:span>= <text:span text:style-name="T21">e</text:span><text:span text:style-name="T13">-1</text:span> = 0<text:bookmark text:name="topstuff211"/>.367879441</text:p>
      <text:p text:style-name="P21"><text:tab/><text:tab/><text:span text:style-name="T21">f(0) = (</text:span>100 * 0.01<text:span text:style-name="T2">)</text:span><text:span text:style-name="T14">0</text:span><text:span text:style-name="T21">/0!) * e</text:span><text:span text:style-name="T13">-</text:span><text:span text:style-name="T14">(100 * 0.01) </text:span>= <text:span text:style-name="T21">e</text:span><text:span text:style-name="T13">-1</text:span> = 0<text:bookmark text:name="topstuff21"/>.367879441</text:p>
      <text:p text:style-name="P21"/>
      <text:p text:style-name="P21"><text:tab/><text:tab/>1 - f(1) - f(0) = 1 - <text:span text:style-name="T21">0</text:span><text:bookmark text:name="topstuff2"/><text:span text:style-name="T21">.367879441 - 0</text:span><text:bookmark text:name="topstuff22"/><text:span text:style-name="T21">.367879441 = 0.264241118 </text:span><text:span text:style-name="T20">= 26.42%</text:span></text:p>
      <text:p text:style-name="P21"><text:span text:style-name="T20"/></text:p>
      <text:p text:style-name="P21"><text:span text:style-name="T21">c. </text:span>Write down the formula for the probability distribution of the inter-arrival time of packets.</text:p>
      <text:p text:style-name="P21"><text:span text:style-name="T21"/></text:p>
      <text:p text:style-name="P21"><text:span text:style-name="T21"><text:tab/><text:tab/>Only 1 of the following events can occur: <text:tab/>- no packets arrive in interval </text:span><text:span text:style-name="T22">t</text:span></text:p>
      <text:p text:style-name="P21"><text:span text:style-name="T21"><text:tab/><text:tab/><text:tab/><text:tab/><text:tab/><text:tab/><text:tab/><text:tab/>- at least one packet arrives in interval </text:span><text:span text:style-name="T22">t</text:span></text:p>
      <text:p text:style-name="P21"><text:span text:style-name="T21"/></text:p>
      <text:p text:style-name="P21"><text:span text:style-name="T21"><text:tab/><text:tab/>So, <text:tab/>1 = P(no arrivals in </text:span><text:span text:style-name="T22">t</text:span><text:span text:style-name="T21">) + P(&gt;=1 arrival in </text:span><text:span text:style-name="T22">t</text:span><text:span text:style-name="T26">)</text:span></text:p>
      <text:p text:style-name="P21"><text:span text:style-name="T26"><text:tab/><text:tab/><text:tab/>1 = F(t) + </text:span><text:span text:style-name="T5">e</text:span><text:span text:style-name="T12">−λt </text:span><text:span text:style-name="T11"><text:s/></text:span>=&gt; F(x) = P(no arrivals in interval <text:span text:style-name="T23">t</text:span><text:span text:style-name="T24">) </text:span></text:p>
      <text:p text:style-name="P21"><text:span text:style-name="T24"><text:tab/><text:tab/><text:tab/></text:span><text:span text:style-name="T27">F(t) = <text:s/>1 - </text:span><text:span text:style-name="T7">e</text:span><text:span text:style-name="T17">−λt </text:span></text:p>
      <text:p text:style-name="P23"><text:span text:style-name="T15"/></text:p>
      <text:p text:style-name="P21">d. What is the probability that two packets will be separated by more than 20 milliseconds?</text:p>
      <text:p text:style-name="P21"/>
      <text:p text:style-name="P21"><text:tab/><text:tab/>P(arrivals are separated by 20 msec or more) = F(20) <text:span text:style-name="T21">= </text:span><text:span text:style-name="T26">1 - </text:span><text:span text:style-name="T5">e</text:span><text:span text:style-name="T18">−λt <text:s/></text:span></text:p>
      <text:p text:style-name="P22"><text:span text:style-name="T16"><text:tab/><text:tab/></text:span><text:span text:style-name="T28">= </text:span><text:span text:style-name="T25">1 - </text:span><text:span text:style-name="T6">e</text:span><text:span text:style-name="T16">−(100 * 0.02) </text:span><text:span text:style-name="T28"><text:s/>= 1 = </text:span><text:span text:style-name="T25">1 - </text:span><text:span text:style-name="T6">e</text:span><text:span text:style-name="T16">−2 </text:span><text:span text:style-name="T28">= 1 - </text:span><text:bookmark text:name="topstuff3"/><text:span text:style-name="T28">0.135335283 = </text:span><text:bookmark text:name="topstuff4"/><text:span text:style-name="T19">0.864664717 = 86.47%</text:span></text:p>
      <text:p text:style-name="P22"><text:span text:style-name="T19"/></text:p>
      <text:p text:style-name="P21"><text:span text:style-name="T21">e. What is the standard deviation of the inter-arrival time of packets?</text:span></text:p>
      <text:p text:style-name="P21"><text:span text:style-name="T21"/></text:p>
      <text:p text:style-name="P21"><text:span text:style-name="T21"><text:tab/><text:tab/>Because this is an exponential distribution, both the mean and the standard deviation are <text:tab/>equal to 1/</text:span>λ <text:span text:style-name="T21">= 1/100 = 0.01 seconds = </text:span><text:span text:style-name="T20">10 milliseconds</text:span></text:p>
      <text:p text:style-name="P21"><text:span text:style-name="T20"/></text:p>
      <text:p text:style-name="P21"><text:span text:style-name="T21">f. </text:span>What is the probability that the time between the arrival of a packet and the arrival of the 100th packet following that first packet is less than 1.1 seconds?</text:p>
      <text:p text:style-name="P21"/>
      <text:p text:style-name="P21"><text:tab/><text:tab/>Given that 1 packet already arrives at time t=0, we can use the CLT to compute the <text:tab/>probability that the 100th packet arrives less than 1.1 seconds later.</text:p>
      <text:p text:style-name="P21"/>
      <text:p text:style-name="P21"><text:tab/><text:tab/><text:span text:style-name="T1">μ </text:span><text:span text:style-name="T21">= 100 * 1/λ = 1000 milliseconds = 1 second</text:span></text:p>
      <text:p text:style-name="P21"><text:span text:style-name="T20"><text:tab/><text:tab/></text:span><text:span text:style-name="T3">σ </text:span><text:span text:style-name="T21">= √100 * 1/λ = 100 milliseconds = 0.1 second</text:span></text:p>
      <text:p text:style-name="P21"><text:span text:style-name="T21"/></text:p>
      <text:p text:style-name="P21"><text:span text:style-name="T21"><text:tab/><text:tab/>f(x) = <text:tab/>1 / (0.1</text:span><text:span text:style-name="T9">*</text:span><text:span text:style-name="T21">√2</text:span><text:span text:style-name="T2">π)</text:span> * e<text:span text:style-name="T12">-0.5 * [(1.1 - 1)^2 / </text:span><text:span text:style-name="T10">(0.1)</text:span><text:span text:style-name="T12">^2] </text:span>= (<text:span text:style-name="T21">1/0.250662827) * e</text:span><text:span text:style-name="T13">-0.5 </text:span>= <text:bookmark text:name="topstuff5"/><text:span text:style-name="T19">2.4197 %</text:span></text:p>
      <text:p text:style-name="P21"><text:span text:style-name="T19"/></text:p>
      <text:p text:style-name="P19"><text:soft-page-break/>4) Given:<text:tab/><text:span text:style-name="T19"> </text:span>λ = 100 packets/sec = 0.1 packets/msec<text:tab/><text:tab/>T<text:span text:style-name="T29">s </text:span>= 8 msec</text:p>
      <text:p text:style-name="Standard"/>
      <text:p text:style-name="P25">g. What is the capacity of the Ethernet adapter?</text:p>
      <text:p text:style-name="P25"><text:span text:style-name="T2"><text:tab/></text:span></text:p>
      <text:p text:style-name="P25"><text:span text:style-name="T2"><text:tab/>μ = 1/</text:span>T<text:span text:style-name="T29">s </text:span>= 0.125 msec/packet =&gt; <text:span text:style-name="T1">ρ</text:span>= <text:span text:style-name="T21">λ</text:span>/<text:span text:style-name="T2">μ </text:span>= 0.1/0.125 =<text:span text:style-name="T20"> 0.8 packets/msec</text:span></text:p>
      <text:p text:style-name="P25"><text:span text:style-name="T20"/></text:p>
      <text:p text:style-name="P25"><text:span text:style-name="T21">h. </text:span>Write down the probability distribution of the number of packets at the Ethernet adapter.</text:p>
      <text:p text:style-name="P25"/>
      <text:p text:style-name="P25"><text:tab/><text:span text:style-name="T21">f(x) = (</text:span><text:span text:style-name="T2">λ)</text:span><text:span text:style-name="T13">x</text:span><text:span text:style-name="T21">/x!) * e</text:span><text:span text:style-name="T13">-</text:span><text:span text:style-name="T14">λ</text:span></text:p>
      <text:p text:style-name="P25"><text:tab/><text:span text:style-name="T21">f(x) = (0.1</text:span><text:span text:style-name="T2">)</text:span><text:span text:style-name="T13">x</text:span><text:span text:style-name="T21">/x!) * e</text:span><text:span text:style-name="T13">-</text:span><text:span text:style-name="T14">0.1</text:span></text:p>
      <text:p text:style-name="P25"/>
      <text:p text:style-name="P31">i. How many packets do you expect to find in the buffer of the adapter at any point in time (on average)?</text:p>
      <text:p text:style-name="P26"/>
      <text:p text:style-name="P8"><text:tab/>Using Little's formula, we get T<text:span text:style-name="T29">w </text:span>= <text:span text:style-name="T1">ρ/</text:span><text:span text:style-name="T2">μ</text:span>(1-<text:span text:style-name="T1">ρ) =&gt; </text:span>w(# of packets in buffer) = T<text:span text:style-name="T29">w </text:span>* <text:span text:style-name="T2">λ</text:span></text:p>
      <text:p text:style-name="P8"><text:span text:style-name="T2"><text:tab/></text:span>So, the average number of packets in the buffer (q) is :</text:p>
      <text:p text:style-name="P8"><text:span text:style-name="T2"><text:tab/><text:tab/>λ </text:span>* <text:span text:style-name="T1">ρ/</text:span><text:span text:style-name="T2">μ</text:span>(1-<text:span text:style-name="T1">ρ) = 0.1</text:span> * (0.8/0.125)*(1-0.125) = 0.1<text:span text:style-name="T21">*6.4*0.875 = </text:span><text:bookmark text:name="topstuff6"/><text:span text:style-name="T20">0.56</text:span></text:p>
      <text:p text:style-name="P8"><text:span text:style-name="T21"/></text:p>
      <text:p text:style-name="P8"><text:span text:style-name="T21"><text:tab/>Since the average service time for each packet is faster than the flow of incoming <text:tab/><text:tab/>packets, there is an average of less than 1 packet in the buffer at any time.</text:span></text:p>
      <text:p text:style-name="P27"><text:span text:style-name="T21"/></text:p>
      <text:p text:style-name="P28">j. What is the average waiting time in the buffer (i.e. how long is a packet buffered until the ISR starts processing it)?</text:p>
      <text:p text:style-name="P28"/>
      <text:p text:style-name="P28"><text:tab/><text:tab/>T<text:span text:style-name="T29">q </text:span>= <text:span text:style-name="T1">λ </text:span>* q = 0.1 packets/msec * 0.56 packets <text:span text:style-name="T20">= 0.056 msecs</text:span></text:p>
      <text:p text:style-name="P28"><text:span text:style-name="T20"/></text:p>
      <text:p text:style-name="P30"><text:span text:style-name="T21">k. </text:span>What is the slowdown caused by queuing at the Ethernet adapter?</text:p>
      <text:p text:style-name="P30"><text:tab/></text:p>
      <text:p text:style-name="P30"><text:tab/><text:tab/>Slowdown = <text:span text:style-name="T21">T</text:span><text:span text:style-name="T30">q </text:span>/<text:span text:style-name="T21">T</text:span><text:span text:style-name="T30">s </text:span><text:s/>= (0.056 / 8) msec = <text:span text:style-name="T19">0.007 msec</text:span></text:p>
      <text:p text:style-name="P28"/>
      <text:p text:style-name="P28">l. The web server is under a Denial of Service (DoS) attack, causing the system to crash. What is the minimum rate of adversarial traffic that must have been injected to cause the crash?</text:p>
      <text:p text:style-name="P28"/>
      <text:p text:style-name="P28"><text:tab/><text:tab/>Assume that a DOS occurs when the system reaches 90% of its capacity.</text:p>
      <text:p text:style-name="P28"/>
      <text:p text:style-name="P29"><text:span text:style-name="T28"><text:tab/><text:tab/>0.9 * 0.8 packets/msec = 0.72 packets/msec = 720 packets/second</text:span></text:p>
      <text:p text:style-name="P29"><text:span text:style-name="T28"/></text:p>
      <text:p text:style-name="P29"><text:span text:style-name="T28"><text:tab/><text:tab/>There is already 100 packets/sec moving through the system. So an adversary must inject <text:tab/>an additional 620 packets/sec into the network.</text:span></text:p>
      <text:p text:style-name="P29"><text:span text:style-name="T28"/></text:p>
      <text:p text:style-name="P29"><text:span text:style-name="T28"/></text:p>
      <text:p text:style-name="P29"><text:span text:style-name="T28"/></text:p>
      <text:p text:style-name="P29"><text:span text:style-name="T28"/></text:p>
      <text:p text:style-name="P29"><text:span text:style-name="T28"/></text:p>
      <text:p text:style-name="P29"><text:span text:style-name="T28"/></text:p>
      <text:p text:style-name="P29"><text:span text:style-name="T28"/></text:p>
      <text:p text:style-name="P29"><text:span text:style-name="T28"/></text:p>
      <text:p text:style-name="P29"><text:span text:style-name="T28"/></text:p>
      <text:p text:style-name="P20"><text:soft-page-break/><text:span text:style-name="T28">5)</text:span></text:p>
      <text:p text:style-name="P20"><text:span text:style-name="T28"/></text:p>
      <text:p text:style-name="P20"><text:span text:style-name="T28">import java.util.Random;</text:span></text:p>
      <text:p text:style-name="P20"><text:span text:style-name="T28">import static java.lang.Math.*;</text:span></text:p>
      <text:p text:style-name="P20"><text:span text:style-name="T28">import java.io.*;</text:span></text:p>
      <text:p text:style-name="P20"><text:span text:style-name="T28">import java.util.Scanner;</text:span></text:p>
      <text:p text:style-name="P20"><text:span text:style-name="T28"/></text:p>
      <text:p text:style-name="P20"><text:span text:style-name="T28">class hw02_Q5_Tim_Duffy {</text:span></text:p>
      <text:p text:style-name="P20"><text:span text:style-name="T28"><text:s text:c="4"/>public static void main(String[] args) {</text:span></text:p>
      <text:p text:style-name="P20"><text:span text:style-name="T28"><text:s text:c="6"/></text:span></text:p>
      <text:p text:style-name="P20"><text:span text:style-name="T28"><text:s text:c="6"/>Scanner console = new Scanner(System.in);</text:span></text:p>
      <text:p text:style-name="P20"><text:span text:style-name="T28"><text:s text:c="6"/></text:span></text:p>
      <text:p text:style-name="P20"><text:span text:style-name="T28"><text:s text:c="6"/>System.out.println("Input a vaule for U (between 0 and 1) for the mean of the normal distribution:");</text:span></text:p>
      <text:p text:style-name="P20"><text:span text:style-name="T28"><text:s text:c="6"/>double U = console.nextDouble();</text:span></text:p>
      <text:p text:style-name="P20"><text:span text:style-name="T28"><text:s text:c="6"/>console.nextLine();</text:span></text:p>
      <text:p text:style-name="P20"><text:span text:style-name="T28"><text:s text:c="6"/></text:span></text:p>
      <text:p text:style-name="P20"><text:span text:style-name="T28"><text:s text:c="6"/>System.out.println("Input a vaule for S, the standard deviation of the normal distribution:");</text:span></text:p>
      <text:p text:style-name="P20"><text:span text:style-name="T28"><text:s text:c="6"/>double S = console.nextDouble();</text:span></text:p>
      <text:p text:style-name="P20"><text:span text:style-name="T28"><text:s text:c="6"/>console.nextLine();</text:span></text:p>
      <text:p text:style-name="P20"><text:span text:style-name="T28"><text:s text:c="6"/></text:span></text:p>
      <text:p text:style-name="P20"><text:span text:style-name="T28"><text:s text:c="6"/>double sum = 0;</text:span></text:p>
      <text:p text:style-name="P20"><text:span text:style-name="T28"><text:s text:c="6"/>for (int i= 0; i&lt;=30; i++){</text:span></text:p>
      <text:p text:style-name="P20"><text:span text:style-name="T28"><text:s text:c="8"/>sum += Grand(U, S);</text:span></text:p>
      <text:p text:style-name="P20"><text:span text:style-name="T28"><text:s text:c="6"/>}</text:span></text:p>
      <text:p text:style-name="P20"><text:span text:style-name="T28"><text:s text:c="6"/></text:span></text:p>
      <text:p text:style-name="P20"><text:span text:style-name="T28"><text:s text:c="6"/>System.out.println("The mean of these 30 samples is " + (sum/30));</text:span></text:p>
      <text:p text:style-name="P20"><text:span text:style-name="T28"><text:s text:c="4"/>}</text:span></text:p>
      <text:p text:style-name="P20"><text:span text:style-name="T28"><text:s text:c="4"/></text:span></text:p>
      <text:p text:style-name="P20"><text:span text:style-name="T28"><text:s text:c="4"/>public static double Zrand(){</text:span></text:p>
      <text:p text:style-name="P20"><text:span text:style-name="T28"><text:s text:c="6"/>/* Random number generator - This function returns a vaule</text:span></text:p>
      <text:p text:style-name="P20"><text:span text:style-name="T28"><text:s text:c="7"/>* between 0.0 to 1.0 with a uniform distribution */</text:span></text:p>
      <text:p text:style-name="P20"><text:span text:style-name="T28"><text:s text:c="6"/>Random rndm = new Random();</text:span></text:p>
      <text:p text:style-name="P20"><text:span text:style-name="T28"><text:s text:c="6"/>return rndm.nextDouble(); <text:s text:c="2"/></text:span></text:p>
      <text:p text:style-name="P20"><text:span text:style-name="T28"><text:s text:c="4"/>}</text:span></text:p>
      <text:p text:style-name="P20"><text:span text:style-name="T28"><text:s text:c="4"/></text:span></text:p>
      <text:p text:style-name="P20"><text:span text:style-name="T28"><text:s text:c="4"/>public static double Grand(double U, double S){</text:span></text:p>
      <text:p text:style-name="P20"><text:span text:style-name="T28"><text:s text:c="6"/></text:span></text:p>
      <text:p text:style-name="P20"><text:span text:style-name="T28"><text:s text:c="6"/>double z = Zrand();</text:span></text:p>
      <text:p text:style-name="P20"><text:span text:style-name="T28"><text:s text:c="6"/>double x = ((z*S) + U);</text:span></text:p>
      <text:p text:style-name="P20"><text:span text:style-name="T28"><text:s text:c="6"/></text:span></text:p>
      <text:p text:style-name="P20"><text:span text:style-name="T28"><text:s text:c="6"/>return x;</text:span></text:p>
      <text:p text:style-name="P20"><text:span text:style-name="T28"><text:s text:c="4"/>} </text:span></text:p>
      <text:p text:style-name="P20"><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Wingdings" svg:font-family="Wingdings" style:font-charset="x-symbol"/>
    <style:font-face style:name="Lucida Sans1" svg:font-family="'Lucida Sans'"/>
    <style:font-face style:name="OpenSymbol" svg:font-family="OpenSymbol"/>
    <style:font-face style:name="Symbol1" svg:font-family="Symbol"/>
    <style:font-face style:name="TimesNewRomanPSMT" svg:font-family="TimesNewRomanPSMT" style:font-family-generic="roman"/>
    <style:font-face style:name="Courier New" svg:font-family="'Courier New'" style:font-family-generic="modern" style:font-pitch="fixed"/>
    <style:font-face style:name="Adobe Caslon Pro" svg:font-family="'Adobe Caslon Pro'" style:font-pitch="variable"/>
    <style:font-face style:name="Adobe Caslon Pro Bold" svg:font-family="'Adobe Caslon Pro Bold'"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8098in" fo:margin-bottom="0.8098in" fo:margin-left="0.8098in" fo:margin-right="0.80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Duffy</meta:initial-creator>
    <meta:creation-date>2011-02-14T07:45:17</meta:creation-date>
    <dc:date>2011-02-15T13:14:51</dc:date>
    <dc:creator>Tim Duffy</dc:creator>
    <meta:editing-duration>P1DT4H32M14S</meta:editing-duration>
    <meta:editing-cycles>19</meta:editing-cycles>
    <meta:generator>OpenOffice.org/3.3$Unix OpenOffice.org_project/330m20$Build-9567</meta:generator>
    <meta:document-statistic meta:table-count="0" meta:image-count="0" meta:object-count="0" meta:page-count="4" meta:paragraph-count="109" meta:word-count="1228" meta:character-count="6840"/>
  </office:meta>
</office:document-meta>
</file>